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75f5"/>
    </style:style>
    <style:style style:name="P2" style:family="paragraph" style:parent-style-name="Text_20_body">
      <style:text-properties officeooo:rsid="00112690" officeooo:paragraph-rsid="00112690"/>
    </style:style>
    <style:style style:name="P3" style:family="paragraph" style:parent-style-name="Text_20_body" style:list-style-name="L1">
      <style:text-properties officeooo:rsid="00139128" officeooo:paragraph-rsid="00139128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paragraph-rsid="0014b35d"/>
    </style:style>
    <style:style style:name="P6" style:family="paragraph" style:parent-style-name="Text_20_body" style:list-style-name="L1">
      <style:text-properties officeooo:rsid="0014b35d" officeooo:paragraph-rsid="0014b35d"/>
    </style:style>
    <style:style style:name="P7" style:family="paragraph" style:parent-style-name="Text_20_body" style:list-style-name="L1">
      <style:text-properties officeooo:rsid="0014b35d" officeooo:paragraph-rsid="00167140"/>
    </style:style>
    <style:style style:name="P8" style:family="paragraph" style:parent-style-name="Text_20_body" style:list-style-name="L2">
      <style:text-properties officeooo:rsid="00186be2" officeooo:paragraph-rsid="00186be2"/>
    </style:style>
    <style:style style:name="T1" style:family="text">
      <style:text-properties officeooo:rsid="00112690"/>
    </style:style>
    <style:style style:name="T2" style:family="text">
      <style:text-properties officeooo:rsid="0012b2f1"/>
    </style:style>
    <style:style style:name="T3" style:family="text">
      <style:text-properties officeooo:rsid="00139128"/>
    </style:style>
    <style:style style:name="T4" style:family="text">
      <style:text-properties officeooo:rsid="0014b35d"/>
    </style:style>
    <style:style style:name="T5" style:family="text">
      <style:text-properties officeooo:rsid="00167140"/>
    </style:style>
    <style:style style:name="T6" style:family="text">
      <style:text-properties officeooo:rsid="00186b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機器學習報告</text:p>
      <text:h text:style-name="Heading_20_1" text:outline-level="1">結果</text:h>
      <text:h text:style-name="Heading_20_2" text:outline-level="2">Iris data set</text:h>
      <text:list xml:id="list1730320052" text:style-name="L2">
        <text:list-item>
          <text:p text:style-name="P8">決策樹</text:p>
        </text:list-item>
      </text:list>
      <text:h text:style-name="Heading_20_1" text:outline-level="1">使用函式庫</text:h>
      <text:p text:style-name="P1">numpy、sklearn、matplotlib (畫圖)</text:p>
      <text:h text:style-name="Heading_20_1" text:outline-level="1">使用語言</text:h>
      <text:p text:style-name="P1">Python</text:p>
      <text:h text:style-name="Heading_20_1" text:outline-level="1">程式解釋</text:h>
      <text:p text:style-name="P2">我的程式可分為 <text:span text:style-name="Source_20_Text">read.py</text:span>、<text:span text:style-name="Source_20_Text">decision.py</text:span>、<text:span text:style-name="Source_20_Text"><text:span text:style-name="T2">knn.py</text:span></text:span>、和 <text:span text:style-name="Source_20_Text">bayes.p</text:span><text:span text:style-name="Source_20_Text"><text:span text:style-name="T3">y</text:span></text:span><text:span text:style-name="T3">。</text:span></text:p>
      <text:list xml:id="list2822632167" text:style-name="L1">
        <text:list-item>
          <text:p text:style-name="P3"><text:span text:style-name="Source_20_Text">read.py</text:span>：讀取 csv 檔案，然後就可以機器學習了！不過我有對資料做預處理</text:p>
          <text:list>
            <text:list-item>
              <text:p text:style-name="P4">對 Iris data set：把花的名稱轉成整數</text:p>
            </text:list-item>
            <text:list-item>
              <text:p text:style-name="P5">對 Forest Fires Data Set：丟棄前4個屬性<text:span text:style-name="T3">(X座標、Y座標、月份、星期幾)，然後把火災範圍區分成6種 class</text:span><text:bookmark text:name="ctl00_ContentPlaceHolder1_tabAnnouncement_tpLatest_rpNew_ctl02_lbContent"/><text:span text:style-name="T3"> </text:span>(0, 0<text:span text:style-name="T4">~</text:span>1, 1<text:span text:style-name="T4">~1</text:span>0, 10<text:span text:style-name="T4">~</text:span>100, 100<text:span text:style-name="T4">~</text:span>1000, 1000以上)</text:p>
            </text:list-item>
          </text:list>
        </text:list-item>
        <text:list-item>
          <text:p text:style-name="P6"><text:span text:style-name="Source_20_Text">decision.py</text:span>：用決策樹 <text:span text:style-name="T6">(decision tree) 模型做預測。我使用的函式庫 sklearn 建立決策樹的方法是 CART</text:span></text:p>
        </text:list-item>
        <text:list-item>
          <text:p text:style-name="P7"><text:span text:style-name="Source_20_Text"><text:span text:style-name="T2">knn.py</text:span></text:span>：用kNN (k nearest<text:span text:style-name="T5"> neighbor) 模型做預測</text:span></text:p>
        </text:list-item>
        <text:list-item>
          <text:p text:style-name="P7"><text:span text:style-name="Source_20_Text"><text:span text:style-name="T1">bayes.py</text:span></text:span>：用<text:span text:style-name="T5">naive bayes模型做預測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15:45:30.055225541</meta:creation-date>
    <dc:date>2017-12-24T17:07:53.795229839</dc:date>
    <meta:editing-duration>PT25M20S</meta:editing-duration>
    <meta:editing-cycles>7</meta:editing-cycles>
    <meta:generator>LibreOffice/5.4.2.2$Linux_X86_64 LibreOffice_project/40m0$Build-2</meta:generator>
    <meta:document-statistic meta:table-count="0" meta:image-count="0" meta:object-count="0" meta:page-count="1" meta:paragraph-count="16" meta:word-count="209" meta:character-count="430" meta:non-whitespace-character-count="398"/>
  </office:meta>
</office:document-meta>
</file>